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624" officeooo:paragraph-rsid="001c3624"/>
    </style:style>
    <style:style style:name="P2" style:family="paragraph" style:parent-style-name="Standard">
      <style:text-properties fo:language="en" fo:country="US" officeooo:rsid="001c3624" officeooo:paragraph-rsid="001c36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name: <text:span text:style-name="T1">Elderberry</text:span></text:p>
      <text:p text:style-name="P1"/>
      <text:p text:style-name="P1">Team members:</text:p>
      <text:p text:style-name="P1"/>
      <text:p text:style-name="P1">Adrian.bozhanko – <text:span text:style-name="T2">Адриан Божанков</text:span></text:p>
      <text:p text:style-name="P1"/>
      <text:p text:style-name="P2">malkie – <text:span text:style-name="T2">Георги Малковски</text:span></text:p>
      <text:p text:style-name="P2"/>
      <text:p text:style-name="P2">dsd321 – <text:span text:style-name="T2">Димитър Джуренов</text:span></text:p>
      <text:p text:style-name="P2"/>
      <text:p text:style-name="P2">zdzdz – <text:span text:style-name="T2">Иван Иванов</text:span></text:p>
      <text:p text:style-name="P2"/>
      <text:p text:style-name="P2">LSvilenov – <text:span text:style-name="T2">Любомир Свиленов</text:span></text:p>
      <text:p text:style-name="P2"/>
      <text:p text:style-name="P2">nico.braun.988 – <text:span text:style-name="T2">Нико Ройд</text:span></text:p>
      <text:p text:style-name="P2"/>
      <text:p text:style-name="P2">radenkovn – <text:span text:style-name="T2">Николай Раденков</text:span></text:p>
      <text:p text:style-name="P2"/>
      <text:p text:style-name="P2">geckova – <text:span text:style-name="T2">Рени Гецкова</text:span></text:p>
      <text:p text:style-name="P2"/>
      <text:p text:style-name="P2">zarko91 – <text:span text:style-name="T2">Светозар Керче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3S</meta:editing-duration>
    <meta:editing-cycles>3</meta:editing-cycles>
    <meta:generator>LibreOffice/4.3.5.2$Windows_x86 LibreOffice_project/3a87456aaa6a95c63eea1c1b3201acedf0751bd5</meta:generator>
    <dc:date>2015-04-04T11:43:06.384000000</dc:date>
    <meta:document-statistic meta:table-count="0" meta:image-count="0" meta:object-count="0" meta:page-count="1" meta:paragraph-count="11" meta:word-count="32" meta:character-count="265" meta:non-whitespace-character-count="235"/>
    <meta:user-defined meta:name="Info 1"/>
    <meta:user-defined meta:name="Info 2"/>
    <meta:user-defined meta:name="Info 3"/>
    <meta:user-defined meta:name="Info 4"/>
  </office:meta>
</office:document-meta>
</file>